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BC00000359D98D4162DD5A5D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as-char" svg:y="-21.96cm" svg:width="18.521cm" svg:height="22.675cm" draw:z-index="0"><draw:image xlink:href="Pictures/10000000000002BC00000359D98D4162DD5A5D20.png" xlink:type="simple" xlink:show="embed" xlink:actuate="onLoad" loext:mime-type="image/png"/><svg:title>Git cheatsheet - working in branches</svg:title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6:27:04.353874077</meta:creation-date>
    <dc:date>2018-10-26T16:27:54.245924547</dc:date>
    <meta:editing-duration>PT50S</meta:editing-duration>
    <meta:editing-cycles>1</meta:editing-cycles>
    <meta:document-statistic meta:table-count="0" meta:image-count="1" meta:object-count="0" meta:page-count="1" meta:paragraph-count="1" meta:word-count="0" meta:character-count="1" meta:non-whitespace-character-count="0"/>
    <meta:generator>LibreOffice/6.0.6.2$Linux_X86_64 LibreOffice_project/00m0$Build-2</meta:generator>
  </office:meta>
</office:document-meta>
</file>